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paragraph" svg:width="12.12cm" svg:height="14.952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4:15:22.974000000</meta:creation-date>
    <dc:date>2019-01-17T14:15:56.969000000</dc:date>
    <meta:editing-duration>PT34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6.3.0.0.alpha0$Windows_x86 LibreOffice_project/267164a8cf6c9acfb6055ec6516058bc5487b47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ink-data-style-to-source="fals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origin="0" chart:interval-minor-divisor="5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119cm" svg:height="14.952cm" xlink:href="." xlink:type="simple" chart:class="chart:bar" chart:style-name="ch1">
        <chart:legend chart:legend-position="end" svg:x="10.517cm" svg:y="7.177cm" style:legend-expansion="high" chart:style-name="ch2"/>
        <chart:plot-area chart:style-name="ch3" chart:data-source-has-labels="both" svg:x="0.242cm" svg:y="0.299cm" svg:width="10.033cm" svg:height="14.354cm">
          <chartooo:coordinate-region svg:x="2.333cm" svg:y="0.299cm" svg:width="7.942cm" svg:height="11.117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1</text:p>
              </table:table-cell>
            </table:table-row>
          </table:table-header-rows>
          <table:table-rows>
            <table:table-row>
              <table:table-cell office:value-type="string">
                <text:p>Longest x axis label 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ongest x axis label 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ongest x axis label 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ngest x axis label 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Longest x axis label 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ongest x axis label 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Longest x axis label 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Longest x axis label 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ongest x axis label 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ongest x axis label 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267164a8cf6c9acfb6055ec6516058bc5487b47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